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table:number-columns-repeated="2" table:style-name="ce6"/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Anissa SAUMTALLY</dc:creator>
    <meta:creation-date>2024-06-11T13:41:17Z</meta:creation-date>
    <dc:date>2024-06-14T12:22:53Z</dc:date>
  </office:meta>
</office:document-meta>
</file>